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ans" svg:font-family="OpenSans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23282c" style:font-name="OpenSans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23282c" style:font-name="OpenSans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434343" style:font-name="OpenSans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/>
    </style:style>
    <style:style style:name="P6" style:family="paragraph" style:parent-style-name="Heading_20_3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/>
      <style:text-properties fo:font-variant="normal" fo:text-transform="none" fo:color="#434343" style:font-name="OpenSans" fo:letter-spacing="normal" fo:font-style="normal" fo:font-weight="bold"/>
    </style:style>
    <style:style style:name="P7" style:family="paragraph" style:parent-style-name="Heading_20_3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/>
      <style:text-properties fo:font-variant="normal" fo:text-transform="none" fo:color="#23282c" fo:letter-spacing="normal"/>
    </style:style>
    <style:style style:name="P8" style:family="paragraph" style:parent-style-name="Heading_20_2">
      <style:paragraph-properties fo:margin-left="0cm" fo:margin-right="0cm" fo:margin-top="0cm" fo:margin-bottom="0cm" fo:line-height="120%" fo:text-align="start" style:justify-single-word="false" fo:orphans="2" fo:widows="2" fo:text-indent="0cm" style:auto-text-indent="false"/>
      <style:text-properties fo:font-variant="normal" fo:text-transform="none" fo:color="#23282c" style:font-name="OpenSans" fo:letter-spacing="normal" fo:font-style="normal" fo:font-weight="bold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23282c" style:font-name="OpenSans" fo:letter-spacing="normal" fo:font-style="normal" fo:font-weight="bold"/>
    </style:style>
    <style:style style:name="P10" style:family="paragraph" style:parent-style-name="Text_20_body" style:list-style-name="L1">
      <style:paragraph-properties fo:margin-top="0cm" fo:margin-bottom="0.212cm" fo:text-align="start" style:justify-single-word="false" fo:orphans="2" fo:widows="2"/>
      <style:text-properties fo:font-variant="normal" fo:text-transform="none" fo:color="#23282c" style:font-name="OpenSans" fo:font-size="10.5pt" fo:letter-spacing="normal" fo:font-style="normal" fo:font-weight="normal"/>
    </style:style>
    <style:style style:name="T1" style:family="text">
      <style:text-properties fo:font-variant="normal" fo:text-transform="none" fo:color="#23282c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style:font-name="OpenSans" fo:font-size="10.5pt" fo:letter-spacing="normal" fo:font-style="normal" fo:font-weight="bold"/>
    </style:style>
    <style:style style:name="T3" style:family="text">
      <style:text-properties fo:background-color="#00ff00"/>
    </style:style>
    <style:style style:name="T4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ntrodução a criação de websites com HTML5 e CSS3 </text:h>
      <text:p text:style-name="P1">MATERIAL DE APOIO</text:p>
      <text:h text:style-name="P9" text:outline-level="1">CSS 3</text:h>
      <text:h text:style-name="P8" text:outline-level="2">Definição e seletores</text:h>
      <text:p text:style-name="P2">Após a criação do HTML a necessidade de formatar as páginas ficou evidente, assim, em 1996, foi criada a linguagem de estilo que conhecemos por CSS.</text:p>
      <text:p text:style-name="P2">A sintaxe é bem simples e pode ser explicada com a frase "você cria regras de estilo para elementos ou grupos de elementos".</text:p>
      <text:p text:style-name="P2">Vamos usar um elemento HTML que vimos anteriormente, a âncora &lt;a&gt;, para exemplificar.</text:p>
      <text:p text:style-name="P2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2">Percebam que podemos colocar vários seletores em uma regra separando-os por vírgula.</text:p>
      <text:p text:style-name="P2">E há um último detalhe nesse exemplo: a pseudo-classe. Elementos HTML sofrem alterações causadas pela interação do usuário, como mover o mouse por cima ou clicar nesse elemento.</text:p>
      <text:p text:style-name="P5"><text:span text:style-name="T1">O </text:span><text:span text:style-name="Emphasis"><text:span text:style-name="T1">a:hover</text:span></text:span><text:span text:style-name="T1"> do exemplo significa que a âncora também terá essa aparência quando o usuário passar o mouse por cima de um </text:span><text:span text:style-name="Emphasis"><text:span text:style-name="T1">hyperlink</text:span></text:span><text:span text:style-name="T1">.</text:span></text:p>
      <text:p text:style-name="P3"> </text:p>
      <text:h text:style-name="P8" text:outline-level="2">ID x Classe</text:h>
      <text:p text:style-name="P2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2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2">O seletor que vimos no primeiro exemplo é um seletor de tipo, pois ele representa um elemento HTML, e com <text:span text:style-name="T4">ID</text:span>s e <text:span text:style-name="T4">Class</text:span>es podemos representar qualquer tipo de elemento mas há algumas diferenças entre eles:</text:p>
      <text:p text:style-name="P2"><text:span text:style-name="T4">ID</text:span>: <text:span text:style-name="T3">é representado pelo símbolo # (hash) seguido de um nome para esse ID.</text:span></text:p>
      <text:p text:style-name="P2"><text:span text:style-name="T4">Class</text:span>e: <text:span text:style-name="T3">a classe é representada de forma parecida do ID, mas é precedida por um ponto</text:span> em vez do hash.</text:p>
      <text:p text:style-name="P2">E a diferença mais importante entre eles é a forma como devem ser usados: <text:span text:style-name="T3">o </text:span><text:span text:style-name="T4">ID</text:span><text:span text:style-name="T3"> só pode ser usado uma vez em uma página HTML enquanto a classe não tem restrições.</text:span></text:p>
      <text:p text:style-name="P3"> </text:p>
      <text:h text:style-name="P6" text:outline-level="3">Exercício</text:h>
      <text:p text:style-name="P2">Vamos adicionar algumas classes no nosso site e alterar alguns elementos, mas antes precisamos adicionar um arquivo CSS a nossa página.</text:p>
      <text:p text:style-name="P5"><text:span text:style-name="T1">No módulo de HTML descobrimos que podemos adicionar CSS de duas formas, com o elemento </text:span><text:span text:style-name="Emphasis"><text:span text:style-name="T1">style</text:span></text:span><text:span text:style-name="T1">, e assim suas regras ficarão no arquivo HTML, ou podemos criar um arquivo CSS e adicioná-lo na página através do elemento </text:span><text:span text:style-name="Emphasis"><text:span text:style-name="T1">link</text:span></text:span><text:span text:style-name="T1">, e é essa forma que usaremos.</text:span></text:p>
      <text:p text:style-name="P5"><text:span text:style-name="T1">Crie um elemento </text:span><text:span text:style-name="Emphasis"><text:span text:style-name="T1">link</text:span></text:span><text:span text:style-name="T1"> dentro do head do seu arquivo e adicione os atributos </text:span><text:span text:style-name="Emphasis"><text:span text:style-name="T1">rel="stylesheet"</text:span></text:span><text:span text:style-name="T1"> e </text:span><text:span text:style-name="Emphasis"><text:span text:style-name="T1">href="style.css"</text:span></text:span><text:span text:style-name="T1">, o </text:span><text:span text:style-name="Emphasis"><text:span text:style-name="T1">rel</text:span></text:span><text:span text:style-name="T1"> denota o tipo de arquivo que estamos incluindo na página e o </text:span><text:span text:style-name="Emphasis"><text:span text:style-name="T1">href</text:span></text:span><text:span text:style-name="T1"> é o caminho para o arquivo. E na mesma pasta do arquivo </text:span><text:span text:style-name="Emphasis"><text:span text:style-name="T1">HTML</text:span></text:span><text:span text:style-name="T1"> crie um arquivo chamado </text:span><text:span text:style-name="Emphasis"><text:span text:style-name="T1">style.css</text:span></text:span><text:span text:style-name="T1">.</text:span></text:p>
      <text:p text:style-name="P2">Agora sim vamos ao CSS, adicione um ID #title ao h1 da página, pois queremos que ele seja único, e depois adicione as classes .subtitle e .post_title ao h2 e h3, respectivamente.</text:p>
      <text:p text:style-name="P2">No arquivo CSS vamos mudar a cor desses três títulos, e depois alterar o tamanho da fonte do título da postagem.</text:p>
      <text:p text:style-name="P3"><text:soft-page-break/> </text:p>
      <text:h text:style-name="P8" text:outline-level="2">Box-model</text:h>
      <text:p text:style-name="P2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xml:id="list22526241" text:style-name="L1">
        <text:list-item>
          <text:p text:style-name="P10">As margens (<text:span text:style-name="T4">margin</text:span>) são espaçamentos entre elementos;</text:p>
        </text:list-item>
        <text:list-item>
          <text:p text:style-name="P10">As bordas (<text:span text:style-name="T4">border</text:span>) ;</text:p>
        </text:list-item>
        <text:list-item>
          <text:p text:style-name="P10">O <text:span text:style-name="T4">padding</text:span> é um espaçamento entre as bordas e o conteúdo, a diferença para as margens é que declarações de imagem de fundo funcionam nele;</text:p>
        </text:list-item>
        <text:list-item>
          <text:p text:style-name="P10">O conteúdo (<text:span text:style-name="T4">content</text:span>) é o que o seu bloco representa, um texto, uma imagem, um vídeo;</text:p>
        </text:list-item>
      </text:list>
      <text:p text:style-name="P3"> </text:p>
      <text:h text:style-name="P6" text:outline-level="3">Exercício</text:h>
      <text:p text:style-name="P2">Para enxergamos o box-model vamos adicionar cores e bordas a alguns elementos.</text:p>
      <text:p text:style-name="P5"><text:span text:style-name="T1">Primeiro adicionaremos uma cor de fundo para a visualização ficar mais fácil, usaremos a propriedade </text:span><text:span text:style-name="Emphasis"><text:span text:style-name="T1">background</text:span></text:span><text:span text:style-name="T1"> com o valor </text:span><text:span text:style-name="Emphasis"><text:span text:style-name="T1">#fcfcfc</text:span></text:span><text:span text:style-name="T1"> no elemento </text:span><text:span text:style-name="Emphasis"><text:span text:style-name="T1">body</text:span></text:span><text:span text:style-name="T1">.</text:span></text:p>
      <text:p text:style-name="P5"><text:span text:style-name="T1">Depois vamos adicionar uma classe ao &lt;article&gt;, pode ser .post, e então vamos colocar a cor branca de fundo com a propriedade </text:span><text:span text:style-name="Emphasis"><text:span text:style-name="T1">background</text:span></text:span><text:span text:style-name="T1"> e o valor </text:span><text:span text:style-name="Emphasis"><text:span text:style-name="T1">#FFF</text:span></text:span><text:span text:style-name="T1">. Agora conseguimos enxergar o </text:span><text:span text:style-name="Emphasis"><text:span text:style-name="T1">content</text:span></text:span><text:span text:style-name="T1"> do </text:span><text:span text:style-name="Emphasis"><text:span text:style-name="T1">box-model</text:span></text:span><text:span text:style-name="T1">.</text:span></text:p>
      <text:p text:style-name="P5"><text:span text:style-name="T1">Vamos adicionar um </text:span><text:span text:style-name="Emphasis"><text:span text:style-name="T1">padding</text:span></text:span><text:span text:style-name="T1"> de 10 pixels neste mesmo </text:span><text:span text:style-name="Emphasis"><text:span text:style-name="T1">article</text:span></text:span><text:span text:style-name="T1">. Perceberam o espaçamento que surgiu em volta do nosso conteúdo?</text:span></text:p>
      <text:p text:style-name="P2">Agora adicionamos um borda mais escura a ele com a propriedade border. Vou falar mais detalhadamente sobre border mais a frente, mas por enquanto vamos deixar essa borda com 3 pixels de largura, o contorno sólido e a cor azul.</text:p>
      <text:p text:style-name="P5"><text:span text:style-name="T1">E por último vamos adicionar uma margem do lado de fora do post com a propriedade </text:span><text:span text:style-name="Emphasis"><text:span text:style-name="T1">margin</text:span></text:span><text:span text:style-name="T1"> e o valor 10 pixels.</text:span></text:p>
      <text:p text:style-name="P5"><text:span text:style-name="T1">E agora inspecionando o nosso elemento conseguimos todas aquelas camadas citadas antes: o conteúdo em azul, o </text:span><text:span text:style-name="Emphasis"><text:span text:style-name="T1">padding</text:span></text:span><text:span text:style-name="T1"> em verde, as bordas em marrom e as margens em laranja.</text:span></text:p>
      <text:p text:style-name="P2">E já que começamos a falar sobre bordas e cor de fundo, no próximo vídeo vamos nos aprofundar nessas propriedades.</text:p>
      <text:p text:style-name="P3"> </text:p>
      <text:h text:style-name="P8" text:outline-level="2">Estilizando elementos</text:h>
      <text:p text:style-name="P2">Agora que entendemos o box-model podemos focar em deixar nosso site mais bonito, então vamos repassar pelas propriedades já citadas:</text:p>
      <text:h text:style-name="P6" text:outline-level="3">Padding e Margin</text:h>
      <text:p text:style-name="P5"><text:span text:style-name="T1">Anteriormente usamos o </text:span><text:span text:style-name="Emphasis"><text:span text:style-name="T1">padding</text:span></text:span><text:span text:style-name="T1"> e o </text:span><text:span text:style-name="Emphasis"><text:span text:style-name="T1">margin</text:span></text:span><text:span text:style-name="T1"> da forma mais básica, com apenas um valor, mas eles são mais poderosos que isso. Se quisermos atribuir tamanhos diferentes para cada lado do </text:span><text:span text:style-name="Emphasis"><text:span text:style-name="T1">box</text:span></text:span><text:span text:style-name="T1"> nós podemos, e vamos ver três formas de fazer isso.</text:span></text:p>
      <text:p text:style-name="P3"> </text:p>
      <text:p text:style-name="P2">A primeira é colocando um valor para as partes superior e inferior e depois para os lados esquerdo e direito.</text:p>
      <text:p text:style-name="P5"><text:span text:style-name="T1">O valor de 10 </text:span><text:span text:style-name="Emphasis"><text:span text:style-name="T1">pixels</text:span></text:span><text:span text:style-name="T1"> se refere ao eixo Y, ou partes superior e inferior, e os 5 </text:span><text:span text:style-name="Emphasis"><text:span text:style-name="T1">pixels</text:span></text:span><text:span text:style-name="T1"> se referem aos lados esquerdo e direito.</text:span></text:p>
      <text:p text:style-name="P3"> </text:p>
      <text:p text:style-name="P5"><text:span text:style-name="T1">A segunda forma é dando valores para cada lado do </text:span><text:span text:style-name="Emphasis"><text:span text:style-name="T1">box</text:span></text:span><text:span text:style-name="T1">.</text:span></text:p>
      <text:p text:style-name="P2">Então começamos pelo topo com 15 pixels, passamos o lado direito com 10 pixels, depois para a parte inferior com 5 pixels e por último o lado esquerdo com 0, e sempre nessa ordem.</text:p>
      <text:p text:style-name="P2">Uma boa dica também é que quando o valor for 0 não precisamos não precisamos colocar a unidade.</text:p>
      <text:p text:style-name="P3"> </text:p>
      <text:p text:style-name="P2">A terceira forma é com as propriedades específicas para cada lado, até agora tínhamos visto atalhos para essas propriedades.</text:p>
      <text:p text:style-name="P2">Essa opção é mais usada quando temos o mesmo valor para 3 lados, e o quarto precisa ter um valor diferente, então usamos o padding com apenas um valor e uma dessas opções para representar o lado diferente.</text:p>
      <text:p text:style-name="P3"><text:soft-page-break/> </text:p>
      <text:h text:style-name="P6" text:outline-level="3">Background</text:h>
      <text:p text:style-name="P5"><text:span text:style-name="T1">A propriedade </text:span><text:span text:style-name="Emphasis"><text:span text:style-name="T1">background</text:span></text:span><text:span text:style-name="T1"> também é um atalho para várias propriedades, mas isso vocês podem absorver aos poucos, e uma boa opção de leitura é a documentação do MDN.</text:span></text:p>
      <text:p text:style-name="P2">Por enquanto veremos apenas como mudar a cor de fundo.</text:p>
      <text:p text:style-name="P3"> </text:p>
      <text:p text:style-name="P2">E aqui temos 3 formas de colocar uma cor de fundo, e ainda existem outras.</text:p>
      <text:p text:style-name="P5"><text:span text:style-name="T1">A primeira é pelo nome da cor em inglês, a segunda é pelo código hexadecimal e a terceira é usando apenas o atalho </text:span><text:span text:style-name="Emphasis"><text:span text:style-name="T1">background</text:span></text:span><text:span text:style-name="T1">.</text:span></text:p>
      <text:p text:style-name="P3"> </text:p>
      <text:h text:style-name="P6" text:outline-level="3">Border</text:h>
      <text:p text:style-name="P5"><text:span text:style-name="T1">Vimos que a propriedade </text:span><text:span text:style-name="Emphasis"><text:span text:style-name="T1">border</text:span></text:span><text:span text:style-name="T1"> pode ter 3 valores: a largura, a cor e o estilo, mas existem algumas particularidades nisso.</text:span></text:p>
      <text:p text:style-name="P5"><text:span text:style-name="T1">A largura pode ser usada com várias unidades, como px, em e mm. A cor pode ser atribuída pelo nome ou por um código hexadecimal, assim como fizemos com o </text:span><text:span text:style-name="Emphasis"><text:span text:style-name="T1">background</text:span></text:span><text:span text:style-name="T1">, e o estilo é representada por palavras-chave, vamos ver algumas delas:</text:span></text:p>
      <text:p text:style-name="P3"> </text:p>
      <text:p text:style-name="P5"><text:span text:style-name="Strong_20_Emphasis"><text:span text:style-name="T2">solid</text:span></text:span><text:span text:style-name="T1">: mostra uma borda simples e reta;</text:span></text:p>
      <text:p text:style-name="P5"><text:span text:style-name="Strong_20_Emphasis"><text:span text:style-name="T2">dotted</text:span></text:span><text:span text:style-name="T1">: são bolinhas com um pequeno espaçamento entre elas;</text:span></text:p>
      <text:p text:style-name="P5"><text:span text:style-name="Strong_20_Emphasis"><text:span text:style-name="T2">dashed</text:span></text:span><text:span text:style-name="T1">: forma uma linha tracejada.</text:span></text:p>
      <text:p text:style-name="P2">E aproveitando que mostrei esse código temos que falar sobre como separar a estilização dos lados de uma borda.</text:p>
      <text:p text:style-name="P5"><text:span text:style-name="T1">E se você não quiser usar a propriedade </text:span><text:span text:style-name="Emphasis"><text:span text:style-name="T1">border</text:span></text:span><text:span text:style-name="T1"> existem as propriedade específicas para cada aspecto de uma borda, são elas </text:span><text:span text:style-name="Emphasis"><text:span text:style-name="T1">border-width</text:span></text:span><text:span text:style-name="T1"> para a largura, </text:span><text:span text:style-name="Emphasis"><text:span text:style-name="T1">border-color</text:span></text:span><text:span text:style-name="T1"> para a cor e </text:span><text:span text:style-name="Emphasis"><text:span text:style-name="T1">border-style</text:span></text:span><text:span text:style-name="T1"> para o estilo.</text:span></text:p>
      <text:p text:style-name="P5"><text:span text:style-name="T1">Aqui temos o mesmo código anterior de duas formas diferentes, a primeira com o atalho </text:span><text:span text:style-name="Emphasis"><text:span text:style-name="T1">border</text:span></text:span><text:span text:style-name="T1"> e a segunda com cada propriedade específica.</text:span></text:p>
      <text:p text:style-name="P2">E depois disso podemos juntar os lados com os aspectos de uma borda e criar uma regra mais específica ainda.</text:p>
      <text:p text:style-name="P3"> </text:p>
      <text:p text:style-name="P4">Border-radius</text:p>
      <text:p text:style-name="P5"><text:span text:style-name="T1">E a última propriedade é o </text:span><text:span text:style-name="Emphasis"><text:span text:style-name="T1">border-radius</text:span></text:span><text:span text:style-name="T1">, ele permite arredondar os cantos de um elemento. Podemos usar várias unidades, mas as mais comuns são os pixels e a porcentagem.</text:span></text:p>
      <text:p text:style-name="P5"><text:span text:style-name="T1">Colocando apenas um valor mudamos todos os cantos do elemento, mas seguindo aquela mesma ordem que vimos no </text:span><text:span text:style-name="Emphasis"><text:span text:style-name="T1">padding</text:span></text:span><text:span text:style-name="T1"> e </text:span><text:span text:style-name="Emphasis"><text:span text:style-name="T1">margin</text:span></text:span><text:span text:style-name="T1"> - topo, direita, inferior e esquerda -  conseguimos alterar cada canto separadamente.</text:span></text:p>
      <text:h text:style-name="P7" text:outline-level="3"> </text:h>
      <text:h text:style-name="P6" text:outline-level="3">Exercício</text:h>
      <text:p text:style-name="P2">Neste exercício vamos deixar o nosso site um pouco mais bonito usando as propriedades que acabamos de ver.</text:p>
      <text:p text:style-name="P2">Vamos aumentar o padding para 15 pixels e colocar uma margem de também de 15 pixels só na parte de baixo do post.</text:p>
      <text:p text:style-name="P2">Quando olhamos para os textos percebemos que os espaçamentos estão diferentes do restante do post, então vamos padronizar isso.</text:p>
      <text:p text:style-name="P2"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2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3"> </text:p>
      <text:h text:style-name="P8" text:outline-level="2">Estilizando textos</text:h>
      <text:p text:style-name="P2">Já sabemos que podemos mudar cor e tamanho de algumas fontes, e agora vamos nos aprofundar nisso.</text:p>
      <text:p text:style-name="P3"><text:soft-page-break/> </text:p>
      <text:h text:style-name="P6" text:outline-level="3">font-family</text:h>
      <text:p text:style-name="P2">Com o font-family podemos alterar a fonte dos nossos textos, como uma fonte da internet ou uma que esteja instalada no nosso computador, mas vamos nos ater às fontes seguras, chamadas de web safe fonts.</text:p>
      <text:p text:style-name="P2">Essas fontes são chamadas assim pois são encontradas em quases todos os sistemas e podem ser usadas sem preocupação.</text:p>
      <text:p text:style-name="P3"> </text:p>
      <text:h text:style-name="P6" text:outline-level="3">font-size</text:h>
      <text:p text:style-name="P2">O font-size nos ajuda a mudar o tamanho do texto, existem algumas unidades de medida para ele mas por enquanto os pixels são suficientes para nós.</text:p>
      <text:p text:style-name="P3"> </text:p>
      <text:h text:style-name="P6" text:outline-level="3">font-style</text:h>
      <text:p text:style-name="P5"><text:span text:style-name="T1">Usamos o font-style para tornar um texto itálico, na maioria das vezes você usará apenas o valor </text:span><text:span text:style-name="Emphasis"><text:span text:style-name="T1">italic</text:span></text:span><text:span text:style-name="T1"> para ele, mas se precisar tirar o itálico de um texto você pode usar o valor </text:span><text:span text:style-name="Emphasis"><text:span text:style-name="T1">normal</text:span></text:span><text:span text:style-name="T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ans" svg:font-family="OpenSans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I</meta:initial-creator>
    <meta:creation-date>2022-05-24T20:34:29.71</meta:creation-date>
    <dc:date>2022-05-27T02:35:56.59</dc:date>
    <dc:creator>Alex I</dc:creator>
    <meta:editing-duration>PT00H06M35S</meta:editing-duration>
    <meta:editing-cycles>3</meta:editing-cycles>
    <meta:generator>BrOffice.org/3.2$Win32 OpenOffice.org_project/320m12$Build-9483</meta:generator>
    <meta:document-statistic meta:table-count="0" meta:image-count="0" meta:object-count="0" meta:page-count="4" meta:paragraph-count="101" meta:word-count="1715" meta:character-count="9867"/>
  </office:meta>
</office:document-meta>
</file>